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101.02mm"/>
    </style:style>
    <style:style style:name="co3" style:family="table-column">
      <style:table-column-properties fo:break-before="auto" style:column-width="99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16.14mm" fo:break-before="auto" style:use-optimal-row-height="false"/>
    </style:style>
    <style:style style:name="ro4" style:family="table-row">
      <style:table-row-properties style:row-height="16.4mm" fo:break-before="auto" style:use-optimal-row-height="false"/>
    </style:style>
    <style:style style:name="ro5" style:family="table-row">
      <style:table-row-properties style:row-height="14.55mm" fo:break-before="auto" style:use-optimal-row-height="false"/>
    </style:style>
    <style:style style:name="ro6" style:family="table-row">
      <style:table-row-properties style:row-height="1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/>
          <table:table-cell table:style-name="ce1" office:value-type="string" calcext:value-type="string">
            <text:p>FaceBoxes</text:p>
          </table:table-cell>
          <table:table-cell table:style-name="ce1" office:value-type="string" calcext:value-type="string">
            <text:p>Yolo</text:p>
          </table:table-cell>
          <table:table-cell table:style-name="ce1" office:value-type="string" calcext:value-type="string">
            <text:p>maskrcnn</text:p>
          </table:table-cell>
          <table:table-cell table:style-name="ce1" office:value-type="string" calcext:value-type="string">
            <text:p>Deep-person-reid</text:p>
          </table:table-cell>
          <table:table-cell table:style-name="ce1" office:value-type="string" calcext:value-type="string">
            <text:p>AlignedREID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任務</text:p>
          </table:table-cell>
          <table:table-cell table:style-name="ce1" office:value-type="string" calcext:value-type="string">
            <text:p>偵測(人臉)</text:p>
          </table:table-cell>
          <table:table-cell table:number-columns-repeated="2" table:style-name="ce1" office:value-type="string" calcext:value-type="string">
            <text:p>偵測(物件)</text:p>
          </table:table-cell>
          <table:table-cell table:number-columns-repeated="2" table:style-name="ce1" office:value-type="string" calcext:value-type="string">
            <text:p>追蹤人形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arg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fg</text:p>
          </table:table-cell>
          <table:table-cell table:style-name="ce1" office:value-type="string" calcext:value-type="string">
            <text:p>args,defaultcfg(anchor)</text:p>
          </table:table-cell>
          <table:table-cell table:style-name="ce1" office:value-type="string" calcext:value-type="string">
            <text:p>args,cfgfile(model,data)</text:p>
          </table:table-cell>
          <table:table-cell table:number-columns-repeated="2" table:style-name="ce1" office:value-type="string" calcext:value-type="string">
            <text:p>args,cfgfile,defaultcfg[yacs]</text:p>
          </table:table-cell>
          <table:table-cell table:style-name="ce1" office:value-type="string" calcext:value-type="string">
            <text:p>args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he model</text:p>
          </table:table-cell>
          <table:table-cell table:style-name="ce1" office:value-type="string" calcext:value-type="string">
            <text:p>BN, catRelu, inception</text:p>
          </table:table-cell>
          <table:table-cell table:style-name="ce1" office:value-type="string" calcext:value-type="string">
            <text:p>BN, resnet, route(cat)</text:p>
          </table:table-cell>
          <table:table-cell table:style-name="ce1" office:value-type="string" calcext:value-type="string">
            <text:p>frBN/GN,resnet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param_init</text:p>
          </table:table-cell>
          <table:table-cell table:style-name="ce1" office:value-type="string" calcext:value-type="string">
            <text:p>Conv: Normal_(0,0.01) ~ X</text:p>
            <text:p>Conv(output): xavier_normal ~ 0.02</text:p>
            <text:p>BN: 1 ~ 0</text:p>
          </table:table-cell>
          <table:table-cell table:style-name="ce1" office:value-type="string" calcext:value-type="string">
            <text:p><text:span text:style-name="T1">Conv: Normal_(0,0.02) ~ X</text:span></text:p>
            <text:p><text:span text:style-name="T1">Conv(output): Normal_(0,0.02) ~ </text:span></text:p>
            <text:p><text:span text:style-name="T1">BN: Normal_(1,0.02) ~ 0</text:span></text:p>
          </table:table-cell>
          <table:table-cell table:style-name="ce1" office:value-type="string" calcext:value-type="string">
            <text:p><text:span text:style-name="T1">Conv: </text:span>kaiming_uniform_(a=1) ~ X</text:p>
            <text:p><text:span text:style-name="T1">Conv(output): Normal_(0,0.01) ~ 0</text:span></text:p>
            <text:p><text:span text:style-name="T1">BN: fixed( 1 ~ 0 )</text:span></text:p>
          </table:table-cell>
          <table:table-cell table:style-name="ce1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平行處理</text:p>
            <text:p>(載權值時記得remove prefix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(用checkpointer處理權值)</text:p>
          </table:table-cell>
          <table:table-cell/>
          <table:table-cell office:value-type="string" calcext:value-type="string">
            <text:p>O (存權值時就remove prefix 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dnn.benchmark = 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(用apex.amp和distributed加速)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criterion</text:p>
          </table:table-cell>
          <table:table-cell office:value-type="string" calcext:value-type="string">
            <text:p>Multiboxloss</text:p>
          </table:table-cell>
          <table:table-cell office:value-type="string" calcext:value-type="string">
            <text:p>yolo</text:p>
          </table:table-cell>
          <table:table-cell office:value-type="string" calcext:value-type="string">
            <text:p>FastRCNNLossComputation</text:p>
          </table:table-cell>
          <table:table-cell office:value-type="string" calcext:value-type="string">
            <text:p>softmax,trip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SGD(lr,gamma,momentum,weight_decay)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GD(lr,gamma,momentum,weight_decay)</text:p>
          </table:table-cell>
          <table:table-cell office:value-type="string" calcext:value-type="string">
            <text:p>'adam', 'amsgrad', 'sgd', 'rmsprop'</text:p>
          </table:table-cell>
          <table:table-cell office:value-type="string" calcext:value-type="string">
            <text:p>Adam <text:s/>SGD <text:s/>RMSpro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he dataset</text:p>
          </table:table-cell>
          <table:table-cell office:value-type="string" calcext:value-type="string">
            <text:p><text:span text:style-name="T1">(train)VOCdetection  (imglist)</text:span></text:p>
            <text:p><text:span text:style-name="T1">(test)nude    (imglist)</text:span></text:p>
            <text:p><text:span text:style-name="T1">(detect)nude   (imglist)</text:span></text:p>
          </table:table-cell>
          <table:table-cell office:value-type="string" calcext:value-type="string">
            <text:p>List Dataset  (imglist) </text:p>
            <text:p><text:span text:style-name="T1">List Dataset  (imglist)</text:span></text:p>
            <text:p>ImageFolder (glob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item</text:p>
          </table:table-cell>
          <table:table-cell office:value-type="string" calcext:value-type="string">
            <text:p>imgs,targets</text:p>
          </table:table-cell>
          <table:table-cell office:value-type="string" calcext:value-type="string">
            <text:p>paths, imgs, targets</text:p>
          </table:table-cell>
          <table:table-cell office:value-type="string" calcext:value-type="string">
            <text:p>imglist(imgsizes,tensors),boxlist(boxes,labels,difficult),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gI/O</text:p>
          </table:table-cell>
          <table:table-cell office:value-type="string" calcext:value-type="string">
            <text:p>cv2(BGR) </text:p>
          </table:table-cell>
          <table:table-cell office:value-type="string" calcext:value-type="string">
            <text:p>PIL(RGB) </text:p>
          </table:table-cell>
          <table:table-cell office:value-type="string" calcext:value-type="string">
            <text:p>(train)PIL tobgr255</text:p>
            <text:p>(detect) cv2(BGR) +toPIL</text:p>
          </table:table-cell>
          <table:table-cell table:number-columns-repeated="2" office:value-type="string" calcext:value-type="string">
            <text:p>PIL(RGB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notation</text:p>
          </table:table-cell>
          <table:table-cell office:value-type="string" calcext:value-type="string">
            <text:p>XML</text:p>
            <text:p>#transform後變relative</text:p>
          </table:table-cell>
          <table:table-cell office:value-type="string" calcext:value-type="string">
            <text:p>(coco voc) np.loadtxt    </text:p>
            <text:p>#txt是特製</text:p>
            <text:p>#annotation的box是relative！</text:p>
          </table:table-cell>
          <table:table-cell office:value-type="string" calcext:value-type="string">
            <text:p>(coco) json</text:p>
            <text:p>(voc) 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y compat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epro</text:p>
          </table:table-cell>
          <table:table-cell office:value-type="string" calcext:value-type="string">
            <text:p>(array operate, cv2)</text:p>
            <text:p>crop, distort, padSquare, mirror, </text:p>
            <text:p>subtractmean, abs2rel, resize(1024), toFloat32</text:p>
          </table:table-cell>
          <table:table-cell office:value-type="string" calcext:value-type="string">
            <text:p>(tv)</text:p>
            <text:p><text:span text:style-name="T1">Multiscale,</text:span>ColorJitter, padTarget, horisontal_flip</text:p>
            <text:p><text:span text:style-name="T1">Grayscale, Normalize(0.5,0.5),resize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llate</text:p>
          </table:table-cell>
          <table:table-cell office:value-type="string" calcext:value-type="string">
            <text:p>Img-tensor</text:p>
            <text:p>Anno-list</text:p>
          </table:table-cell>
          <table:table-cell office:value-type="string" calcext:value-type="string">
            <text:p><text:span text:style-name="T1">Path-list</text:span></text:p>
            <text:p><text:span text:style-name="T1">Img-tensor</text:span></text:p>
            <text:p><text:span text:style-name="T1">Anno-tensor(先標sampleNo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_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_mem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use_gpu) O</text:p>
            <text:p>(else) X </text:p>
          </table:table-cell>
          <table:table-cell office:value-type="string" calcext:value-type="string">
            <text:p>(use_gpu) O</text:p>
            <text:p>(else) X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anchors</text:p>
          </table:table-cell>
          <table:table-cell office:value-type="string" calcext:value-type="string">
            <text:p>priorBox</text:p>
            <text:p>#build model時生成</text:p>
            <text:p>#rel</text:p>
          </table:table-cell>
          <table:table-cell office:value-type="string" calcext:value-type="string">
            <text:p>Yololayer.anchorGen</text:p>
            <text:p>#第一次forward時生成</text:p>
            <text:p><text:span text:style-name="T1">#rel</text:span></text:p>
          </table:table-cell>
          <table:table-cell office:value-type="string" calcext:value-type="string">
            <text:p>anchorGen</text:p>
            <text:p>#每次forward都生成,imgsize可變</text:p>
            <text:p>#a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ode(train)</text:p>
          </table:table-cell>
          <table:table-cell office:value-type="string" calcext:value-type="string">
            <text:p>criterion內(match內)</text:p>
          </table:table-cell>
          <table:table-cell office:value-type="string" calcext:value-type="string">
            <text:p>criterion內</text:p>
          </table:table-cell>
          <table:table-cell office:value-type="string" calcext:value-type="string">
            <text:p>RPNLossComp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ode(test)</text:p>
          </table:table-cell>
          <table:table-cell office:value-type="string" calcext:value-type="string">
            <text:p>forward後</text:p>
          </table:table-cell>
          <table:table-cell office:value-type="string" calcext:value-type="string">
            <text:p>forward內</text:p>
          </table:table-cell>
          <table:table-cell office:value-type="string" calcext:value-type="string">
            <text:p>RPNPostProcess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g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nsorflow.compat.v1.summary.FileWriter(log_dir)</text:p>
          </table:table-cell>
          <table:table-cell office:value-type="string" calcext:value-type="string">
            <text:p>logging</text:p>
          </table:table-cell>
          <table:table-cell office:value-type="string" calcext:value-type="string">
            <text:p>sys.stdout.write(msg)</text:p>
            <text:p>open(file,’w’).write(msg)</text:p>
          </table:table-cell>
          <table:table-cell office:value-type="string" calcext:value-type="string">
            <text:p>sys.stdout.write(msg)</text:p>
            <text:p>open(file,’w’).write(msg)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/00/00</text:date>, <text:time style:data-style-name="N2" text:time-value="16:56:39.547875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1:18.962572509</meta:creation-date>
    <dc:date>2020-03-03T17:16:32.660707932</dc:date>
    <meta:editing-duration>P4DT12H3M6S</meta:editing-duration>
    <meta:editing-cycles>11</meta:editing-cycles>
    <meta:generator>LibreOffice/6.0.7.3$Linux_X86_64 LibreOffice_project/00m0$Build-3</meta:generator>
    <meta:document-statistic meta:table-count="1" meta:cell-count="103" meta:object-count="0"/>
  </office:meta>
</office:document-meta>
</file>